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justify" fo:margin-top="0in" fo:margin-bottom="0.0972in"/>
    </style:style>
    <style:style style:name="T2" style:parent-style-name="DefaultParagraphFont" style:family="text">
      <style:text-properties style:font-name="Arial" style:font-name-complex="Arial" fo:color="#000000" fo:font-size="10.5pt" style:font-size-asian="10.5pt" style:font-size-complex="10.5pt"/>
    </style:style>
    <style:style style:name="T3" style:parent-style-name="DefaultParagraphFont" style:family="text">
      <style:text-properties style:font-name="Arial" style:font-name-complex="Arial" fo:color="#000000" fo:font-size="10.5pt" style:font-size-asian="10.5pt" style:font-size-complex="10.5pt"/>
    </style:style>
    <style:style style:name="T4" style:parent-style-name="DefaultParagraphFont" style:family="text">
      <style:text-properties style:font-name="Arial" style:font-name-complex="Arial" fo:color="#000000" fo:font-size="10.5pt" style:font-size-asian="10.5pt" style:font-size-complex="10.5pt"/>
    </style:style>
    <style:style style:name="T5" style:parent-style-name="DefaultParagraphFont" style:family="text">
      <style:text-properties style:font-name="Arial" style:font-name-complex="Arial" fo:color="#000000" fo:font-size="10.5pt" style:font-size-asian="10.5pt" style:font-size-complex="10.5pt"/>
    </style:style>
    <style:style style:name="T6" style:parent-style-name="DefaultParagraphFont" style:family="text">
      <style:text-properties style:font-name="Arial" style:font-name-complex="Arial" fo:color="#000000" fo:font-size="10.5pt" style:font-size-asian="10.5pt" style:font-size-complex="10.5pt"/>
    </style:style>
  </office:automatic-styles>
  <office:body>
    <office:text text:use-soft-page-breaks="true">
      <text:p text:style-name="P1"><text:span text:style-name="T2">This work investigates the fractionation of the isotopes occurring in the components of the water which is vital for understanding the weather patterns and climate change around the world. Working with Global Network of Isotopes Precipitation (GNIP), three separate-steps analyses have been conducted using MATLAB. Following the original purpose of creation of the network of stations to detect atmospheric fallout from nuclear tests during the Cold War, the abundances of heavy water isotopes were plotted with respect to time. The trend visualised for tritium confirmed the rapid increase of its concentration due to this fact. Following previous works, the possible correlation between isotope precipitation rate and average annual temperature world-wide was visualised, successfully validating a temperature dependence in the isotope fractionation for temperature below 15 °C. Obtained results also showed that the effect of the high mass isotopes on solubility in air be</text:span><text:span text:style-name="T3">comes</text:span><text:span text:style-name="T4"><text:s/>negligible for high temperatures, and other factors like surface fluxes play a much bigger role in the saturation of heavy isotopes in precipitation. To look at these large-scale vertical motions, the specific graph of average deuterium abundance in precipitation for different intervals of monthly averages precipitation rates was reproduced according to Torri et al. [5], utilized and further applied to different regions, i.e. British Isles. Compared to tropics, some major differences were observed, suggesting a greater ‘amount effect</text:span><text:span text:style-name="T5">’</text:span><text:span text:style-name="T6"><text:s/>in the UK than in the tropics. The future goal is to consider the spread of data across the entire world and thus ultimately allow an increased depth of modelling and analysis of the total atmosphere, eventually enabling greater accuracy of forecasting.</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2" style:display-name="s2"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ežka Klustová</meta:initial-creator>
    <dc:creator>Anežka Klustová</dc:creator>
    <meta:creation-date>2018-03-19T14:46:00Z</meta:creation-date>
    <dc:date>2018-03-19T15:14:00Z</dc:date>
    <meta:template xlink:href="Normal" xlink:type="simple"/>
    <meta:editing-cycles>2</meta:editing-cycles>
    <meta:editing-duration>PT1680S</meta:editing-duration>
    <meta:document-statistic meta:page-count="1" meta:paragraph-count="3" meta:word-count="265" meta:character-count="1774" meta:row-count="12" meta:non-whitespace-character-count="1512"/>
  </office:meta>
</office:document-meta>
</file>